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6.34cm" style:use-optimal-column-width="false"/>
    </style:style>
    <style:style style:name="co2" style:family="table-column">
      <style:table-column-properties style:column-width="71.836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39.77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00pt" style:font-name-asian="Liberation Sans1" style:font-size-asian="200pt" style:font-size-complex="200pt"/>
    </style:style>
    <style:style style:name="T2" style:family="text">
      <style:text-properties fo:font-size="2pt" style:font-name-asian="Liberation Sans1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8.175cm" svg:height="219.78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ہیں علیؑ کے اٹھارہ ہی بیٹے علیؑ</text:span><text:span text:style-name="T1"><text:line-break/></text:span><text:span text:style-name="T1">پر سبھی میں علمد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داستانِ شجاعت کا داریں میں</text:span><text:span text:style-name="T1"><text:line-break/></text:span><text:span text:style-name="T1">ایک بے مثل کردار عباسؑ ہے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پیار ہے مصطفی کا حسینؑ و حسنؑ</text:span><text:span text:style-name="T1"><text:line-break/></text:span><text:span text:style-name="T1">اور حسنینؑ کا پی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ان کے لہجے میں ہاشم کی حشمت بھی ہے</text:span><text:span text:style-name="T1"><text:line-break/></text:span><text:span text:style-name="T1">ان کے تیور میں حمزہ کی ہیبت بھی ہے</text:span><text:span text:style-name="T1"><text:line-break/></text:span><text:span text:style-name="T1">ہر ادا ان کی عمران کا عکس ہے</text:span><text:span text:style-name="T1"><text:line-break/></text:span><text:span text:style-name="T1">ان کی بازوؤں میں جعفر کی طاقت بھی ہے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جن کے سائے میں اکبرؑ بھی پلتے رہے</text:span><text:span text:style-name="T1"><text:line-break/></text:span><text:span text:style-name="T1">حسن کا ایسا مین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نقلِ عظمت کا شیریں ثمر ہیں یہی</text:span><text:span text:style-name="T1"><text:line-break/></text:span><text:span text:style-name="T1">عصمتوں کے صدف کے گہر ہیں یہی</text:span><text:span text:style-name="T1"><text:line-break/></text:span><text:span text:style-name="T1">نور کی سدرۃ المنتہیٰ ہیں یہی</text:span><text:span text:style-name="T1"><text:line-break/></text:span><text:span text:style-name="T1">ہاشمی آسماں کے قمر ہیں یہی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جو علیؑ کی شجاعت کا وارث بھی ہے</text:span><text:span text:style-name="T1"><text:line-break/></text:span><text:span text:style-name="T1">ایسا اعلیٰ زمیند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ہل اَتیٰ اِنَّما کی جو مصداق ہے</text:span><text:span text:style-name="T1"><text:line-break/></text:span><text:span text:style-name="T1">وہ بھی غازی کے آنے کی مشتاق ہے</text:span><text:span text:style-name="T1"><text:line-break/></text:span><text:span text:style-name="T1">عرش سے فرش تک ان کی جاگیر ہے</text:span><text:span text:style-name="T1"><text:line-break/></text:span><text:span text:style-name="T1">ساری مخلوق ان کی گداگیر ہے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وہ دعائیں جو بی بیؑ نے سجدوں میں کیں</text:span><text:span text:style-name="T1"><text:line-break/></text:span><text:span text:style-name="T1">ان دعاؤں کا معیار عباسؑ ہے</text:span><text:span text:style-name="T2"><text:line-break/></text:span><text:span text:style-name="T2"/></text:p>
              </table:table-cell>
              <table:table-cell>
                <text:p text:style-name="P1"><text:span text:style-name="T1">صاحبِ تختِ عقل کی غیرت ہے یہ</text:span><text:span text:style-name="T1"><text:line-break/></text:span><text:span text:style-name="T1">اور چراغِ حریمِ شرافت ہے یہ</text:span><text:span text:style-name="T1"><text:line-break/></text:span><text:span text:style-name="T1">دُرِّ شہوار بحرِ سخاوت ہے یہ</text:span><text:span text:style-name="T1"><text:line-break/></text:span><text:span text:style-name="T1">حق تو یہ ہے کہ حق کی حقیقت ہے یہ</text:span><text:span text:style-name="T2"><text:line-break/></text:span><text:span text:style-name="T2"/></text:p>
              </table:table-cell>
            </table:table-row>
            <table:table-row table:style-name="ro2" table:default-cell-style-name="ce1">
              <table:table-cell>
                <text:p text:style-name="P1"><text:span text:style-name="T1">تم سے ملنے لحد میں علیؑ آئیں گے</text:span><text:span text:style-name="T1"><text:line-break/></text:span><text:span text:style-name="T1">بولو تنہائی میں اور کیا چاہیے</text:span><text:span text:style-name="T2"><text:line-break/></text:span><text:span text:style-name="T2"/></text:p>
              </table:table-cell>
              <table:table-cell>
                <text:p text:style-name="P1"><text:span text:style-name="T1">قبر کیا ہے اندھیرا سا گھر ہے جہاں</text:span><text:span text:style-name="T1"><text:line-break/></text:span><text:span text:style-name="T1">معرفت کے سوا کوئی سپنا نہیں</text:span><text:span text:style-name="T1"><text:line-break/></text:span><text:span text:style-name="T1">وہ بہت ہی اندھیری جگہ ہے وہاں</text:span><text:span text:style-name="T1"><text:line-break/></text:span><text:span text:style-name="T1">کوئی یاور نہیں کوئی اپنا نہیں</text:span><text:span text:style-name="T2"><text:line-break/></text:span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8.176cm" fo:page-height="219.7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3T08:15:39.845483100</meta:creation-date>
    <dc:date>2026-01-27T20:39:03.167359100</dc:date>
    <meta:editing-duration>PT5M30S</meta:editing-duration>
    <meta:editing-cycles>3</meta:editing-cycles>
    <meta:generator>LibreOffice/25.8.4.2$Windows_X86_64 LibreOffice_project/290daaa01b999472f0c7a3890eb6a550fd74c6df</meta:generator>
    <meta:document-statistic meta:object-count="1"/>
  </office:meta>
</office:document-meta>
</file>